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style:font-face style:name="Source Han Sans CN" svg:font-family="'Source Han Sans CN'" style:font-family-generic="system" style:font-pitch="variable"/>
  </office:font-face-decls>
  <office:automatic-styles>
    <style:style style:name="P1" style:family="paragraph" style:parent-style-name="Standard">
      <style:text-properties officeooo:rsid="00031ecf" officeooo:paragraph-rsid="00031ecf"/>
    </style:style>
    <style:style style:name="P2" style:family="paragraph" style:parent-style-name="Standard">
      <style:text-properties officeooo:rsid="000481f7" officeooo:paragraph-rsid="000481f7"/>
    </style:style>
    <style:style style:name="P3" style:family="paragraph" style:parent-style-name="Standard">
      <style:text-properties officeooo:rsid="0006322f" officeooo:paragraph-rsid="0006322f"/>
    </style:style>
    <style:style style:name="P4" style:family="paragraph" style:parent-style-name="Standard">
      <style:text-properties officeooo:rsid="0006a320" officeooo:paragraph-rsid="0006a320"/>
    </style:style>
    <style:style style:name="P5" style:family="paragraph" style:parent-style-name="Standard">
      <style:text-properties officeooo:rsid="0006a320" officeooo:paragraph-rsid="0008a06f"/>
    </style:style>
    <style:style style:name="P6" style:family="paragraph" style:parent-style-name="Standard">
      <style:text-properties officeooo:rsid="00082b84" officeooo:paragraph-rsid="00082b84"/>
    </style:style>
    <style:style style:name="P7" style:family="paragraph" style:parent-style-name="Standard">
      <style:text-properties officeooo:rsid="00082b84" officeooo:paragraph-rsid="000bc6df"/>
    </style:style>
    <style:style style:name="P8" style:family="paragraph" style:parent-style-name="Standard">
      <style:text-properties officeooo:rsid="000bc6df" officeooo:paragraph-rsid="000bc6df"/>
    </style:style>
    <style:style style:name="P9" style:family="paragraph" style:parent-style-name="Standard">
      <style:text-properties officeooo:rsid="000cf650" officeooo:paragraph-rsid="000cf650"/>
    </style:style>
    <style:style style:name="T1" style:family="text">
      <style:text-properties officeooo:rsid="00082b84"/>
    </style:style>
    <style:style style:name="T2" style:family="text">
      <style:text-properties officeooo:rsid="0008a06f"/>
    </style:style>
    <style:style style:name="T3" style:family="text">
      <style:text-properties officeooo:rsid="0009d44d"/>
    </style:style>
    <style:style style:name="T4" style:family="text">
      <style:text-properties officeooo:rsid="000bc6d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oursera Honor Assignment 1</text:p>
      <text:p text:style-name="P1"/>
      <text:p text:style-name="P2">Feedback System for Ristorante Con Fusion</text:p>
      <text:p text:style-name="P2"/>
      <text:p text:style-name="P2">This Project should make it possible for various user and customers to give a review on their experience in the restaurant. </text:p>
      <text:p text:style-name="P2"/>
      <text:p text:style-name="P2">Ofc this would benefit both the user and the company, as customer can bring in their personal feedback, on thing that could improve. This ofcourse is very important for any buisness. </text:p>
      <text:p text:style-name="P2"/>
      <text:p text:style-name="P3">But also other users see benefits in that, as reading good reviews, make people more interested and more willing to actually go to the restaurant and see for themselves. </text:p>
      <text:p text:style-name="P3"/>
      <text:p text:style-name="P3">Main Features should include a text field for writing the initial review. Furthermore, there should be a field for entering a username, which should be optional. The reviewer should also be able to give a rating, e.g 5 stars. The review should then be displayed in a list below. </text:p>
      <text:p text:style-name="P3"/>
      <text:p text:style-name="P6">In addition to this, the company will be able to create small surveys, where a question is asked and there are either some multiple choice options, or a blank text field for the user to enter the answer. W</text:p>
      <text:p text:style-name="P3"/>
      <text:p text:style-name="P5">For a review system the above listed feature, should be included by default, as they are curcial for the information to be valuable enough. <text:span text:style-name="T2">And the Survey option </text:span><text:span text:style-name="T1">the company can maximize their feedback, by asking questions on fileds where they themselves are looking for solutions.</text:span></text:p>
      <text:p text:style-name="P4"/>
      <text:p text:style-name="P7">Google lists the review for each restaurant under an own section. <text:span text:style-name="T3">But this only includes writing a reviews, give a rating and replying to comments. </text:span></text:p>
      <text:p text:style-name="P7"/>
      <text:p text:style-name="P7"><text:span text:style-name="T3"><text:s/></text:span><text:span text:style-name="T4">Tripadvisor offers similar features, but also a lot more, in regeards of information about the restaurant itself. </text:span></text:p>
      <text:p text:style-name="P4"/>
      <text:p text:style-name="P8">Most restaurants to don’t offer writing reviews on their own website. They rather rely on various review plattforms the receive feedback. </text:p>
      <text:p text:style-name="P8"/>
      <text:p text:style-name="P9">References: </text:p>
      <text:p text:style-name="P9"><text:a xlink:type="simple" xlink:href="https://www.hasinger.at/" text:style-name="Internet_20_link" text:visited-style-name="Visited_20_Internet_20_Link">https://www.hasinger.at/</text:a></text:p>
      <text:p text:style-name="P9"><text:a xlink:type="simple" xlink:href="https://www.tripadvisor.com/Restaurants-g190441-Salzburg_Austrian_Alps.html" text:style-name="Internet_20_link" text:visited-style-name="Visited_20_Internet_20_Link"/></text:p>
      <text:p text:style-name="P9"><text:a xlink:type="simple" xlink:href="https://pizzahut.de/#ChooseDelivery" text:style-name="Internet_20_link" text:visited-style-name="Visited_20_Internet_20_Link">https://pizzahut.de/#ChooseDelivery</text:a> </text:p>
      <text:p text:style-name="P9"/>
      <text:p text:style-name="P9"><text:a xlink:type="simple" xlink:href="https://www.tripadvisor.com/Restaurants-g190441-Salzburg_Austrian_Alps.html" text:style-name="Internet_20_link" text:visited-style-name="Visited_20_Internet_20_Link">https://www.tripadvisor.com/Restaurants-g190441-Salzburg_Austrian_Alps.html</text:a> </text:p>
      <text:p text:style-name="P9"><text:a xlink:type="simple" xlink:href="https://www.google.com/search" text:style-name="Internet_20_link" text:visited-style-name="Visited_20_Internet_20_Link"/></text:p>
      <text:p text:style-name="P9"><text:a xlink:type="simple" xlink:href="https://www.google.com/search" text:style-name="Internet_20_link" text:visited-style-name="Visited_20_Internet_20_Link">https://www.google.com/search</text:a><text:a xlink:type="simple" xlink:href="https://www.google.com/search?q=restaurant&amp;safe=off&amp;sxsrf=ALeKk03ITX3UCyqQyJAzYSZibEoFOuBERA%3A1620473046031&amp;source=hp&amp;ei=1XSWYNilPICL9u8PrLmmyAY&amp;iflsig=AINFCbYAAAAAYJaC5g6KWV31FfNb79wca8ae0df7BAJi&amp;oq=&amp;gs_lcp=Cgdnd3Mtd2l6EAMYADIHCCMQ6gIQJzIHCCMQ6gIQJzIHCCMQ6gIQJzIHCCMQ6gIQJzIHCCMQ6gIQJzIHCCMQ6gIQJzIHCCMQ6gIQJzIHCCMQ6gIQJzIHCCMQ6gIQJzIHCCMQ6gIQJ1AAWABgwBpoAXAAeACAAQCIAQCSAQCYAQCqAQdnd3Mtd2l6sAEK&amp;sclient=gws-wiz" text:style-name="Internet_20_link" text:visited-style-name="Visited_20_Internet_20_Link">?</text:a></text:p>
      <text:p text:style-name="P9"><text:a xlink:type="simple" xlink:href="https://www.google.com/search?q=restaurant&amp;safe=off&amp;sxsrf=ALeKk03ITX3UCyqQyJAzYSZibEoFOuBERA%3A1620473046031&amp;source=hp&amp;ei=1XSWYNilPICL9u8PrLmmyAY&amp;iflsig=AINFCbYAAAAAYJaC5g6KWV31FfNb79wca8ae0df7BAJi&amp;oq=&amp;gs_lcp=Cgdnd3Mtd2l6EAMYADIHCCMQ6gIQJzIHCCMQ6gIQJzIHCCMQ6gIQJzIHCCMQ6gIQJzIHCCMQ6gIQJzIHCCMQ6gIQJzIHCCMQ6gIQJzIHCCMQ6gIQJzIHCCMQ6gIQJzIHCCMQ6gIQJ1AAWABgwBpoAXAAeACAAQCIAQCSAQCYAQCqAQdnd3Mtd2l6sAEK&amp;sclient=gws-wiz" text:style-name="Internet_20_link" text:visited-style-name="Visited_20_Internet_20_Link">q=restaurant&amp;safe=off&amp;sxsrf=ALeKk03ITX3UCyqQyJAzYSZibEoFOuBERA%3A1620473046031&amp;source=hp&amp;ei=1XSWYNilPICL9u8PrLmmyAY&amp;iflsig=AINFCbYAAAAAYJaC5g6KWV31FfNb79wca8ae0df7BAJi&amp;oq=&amp;gs_lcp=Cgdnd3Mtd2l6EAMYADIHCCMQ6gIQJzIHCCMQ6gIQJzIHCCMQ6gIQJzIHCCMQ6gIQJzIHCCMQ6gIQJzIHCCMQ6gIQJzIHCCMQ6gIQJzIHCCMQ6gIQJzIHCCMQ6gIQJzIHCCMQ6gIQJ1AAWABgwBpoAXAAeACAAQCIAQCSAQCYAQCqAQdnd3Mtd2l6sAEK&amp;sclient=gws-wiz</text:a> </text:p>
      <text:p text:style-name="P9"/>
      <text:p text:style-name="P9"/>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Droid Sans Fallback"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Droid Sans Fallback"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5-08T12:19:36.573127731</meta:creation-date>
    <dc:date>2021-05-08T13:25:20.303694933</dc:date>
    <meta:editing-duration>PT14M24S</meta:editing-duration>
    <meta:editing-cycles>5</meta:editing-cycles>
    <meta:generator>LibreOffice/7.1.2.2$Linux_X86_64 LibreOffice_project/10$Build-2</meta:generator>
    <meta:document-statistic meta:table-count="0" meta:image-count="0" meta:object-count="0" meta:page-count="1" meta:paragraph-count="17" meta:word-count="294" meta:character-count="2273" meta:non-whitespace-character-count="1984"/>
  </office:meta>
</office:document-meta>
</file>